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Tahoma1" svg:font-family="Tahoma"/>
    <style:font-face style:name="DejaVu Sans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4.817cm"/>
    </style:style>
    <style:style style:name="Tabelle1.B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0.64cm"/>
    </style:style>
    <style:style style:name="Tabelle2" style:family="table">
      <style:table-properties style:width="17.53cm" fo:margin-left="-0.028cm" fo:margin-right="0cm" table:align="margins" fo:keep-with-next="always"/>
    </style:style>
    <style:style style:name="Tabelle2.A" style:family="table-column">
      <style:table-column-properties style:column-width="6.544cm" style:rel-column-width="24465*"/>
    </style:style>
    <style:style style:name="Tabelle2.B" style:family="table-column">
      <style:table-column-properties style:column-width="10.986cm" style:rel-column-width="41070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3" style:family="paragraph" style:parent-style-name="Table"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text-properties style:font-name="DejaVu Sans1" fo:font-size="15pt" style:text-underline-style="none" style:font-size-asian="13.1000003814697pt" style:font-size-complex="15pt"/>
    </style:style>
    <style:style style:name="P5" style:family="paragraph" style:parent-style-name="Table_20_Contents">
      <style:text-properties style:font-name="DejaVu Sans" fo:font-size="12pt" style:font-size-asian="12pt" style:font-size-complex="12pt"/>
    </style:style>
    <style:style style:name="P6" style:family="paragraph">
      <style:paragraph-properties fo:text-align="start"/>
      <style:text-properties style:text-line-through-style="none" style:font-name="DejaVu Sans2" fo:font-size="15pt" fo:font-style="normal" style:text-underline-style="none"/>
    </style:style>
    <style:style style:name="P7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8" style:family="paragraph">
      <style:paragraph-properties fo:text-align="center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roup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yp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rat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 form:name="number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Information zur Dienstleistung<draw:control text:anchor-type="as-char" svg:y="-0.459cm" draw:z-index="0" draw:style-name="gr1" draw:text-style-name="P6" svg:width="6.298cm" svg:height="0.62cm" draw:control="control1"/> <text:s/>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2">
          <table:table-cell table:style-name="Tabelle1.A1" office:value-type="string">
            <text:p text:style-name="P2"/>
            <text:p text:style-name="P2"><draw:line text:anchor-type="paragraph" draw:z-index="8" draw:style-name="gr3" draw:text-style-name="P8" svg:x1="2.12cm" svg:y1="0.097cm" svg:x2="14.82cm" svg:y2="0.097cm"><text:p/></draw:line><draw:control text:anchor-type="char" draw:z-index="3" draw:style-name="gr2" draw:text-style-name="P7" svg:width="9.686cm" svg:height="0.689cm" svg:x="6.971cm" svg:y="0.453cm" draw:control="control2"/></text:p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Datum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2" draw:style-name="gr2" draw:text-style-name="P7" svg:width="9.686cm" svg:height="0.689cm" svg:x="6.902cm" svg:y="-0.138cm" draw:control="control8"/>Bestellnummer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4" draw:style-name="gr2" draw:text-style-name="P7" svg:width="9.686cm" svg:height="0.689cm" svg:x="6.902cm" svg:y="-0.138cm" draw:control="control3"/>Warengruppe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5" draw:style-name="gr2" draw:text-style-name="P7" svg:width="9.686cm" svg:height="0.689cm" svg:x="6.902cm" svg:y="-0.138cm" draw:control="control4"/>Einheit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6" draw:style-name="gr2" draw:text-style-name="P7" svg:width="9.686cm" svg:height="0.689cm" svg:x="6.902cm" svg:y="-0.138cm" draw:control="control5"/>Preis</text:p>
          </table:table-cell>
          <table:table-cell table:style-name="Tabelle2.A1" office:value-type="string">
            <text:p text:style-name="P5"/>
          </table:table-cell>
        </table:table-row>
        <table:table-row>
          <table:table-cell table:style-name="Tabelle2.A1" office:value-type="string">
            <text:p text:style-name="P5"><draw:control text:anchor-type="char" draw:z-index="7" draw:style-name="gr2" draw:text-style-name="P7" svg:width="9.686cm" svg:height="0.689cm" svg:x="6.902cm" svg:y="-0.138cm" draw:control="control6"/>Steuersatz</text:p>
          </table:table-cell>
          <table:table-cell table:style-name="Tabelle2.A1" office:value-type="string">
            <text:p text:style-name="P5"/>
          </table:table-cell>
        </table:table-row>
      </table:table>
      <text:p text:style-name="P3">Beschreibung:</text:p>
      <text:p text:style-name="P3"><draw:control text:anchor-type="char" draw:z-index="9" draw:style-name="gr2" draw:text-style-name="P7" svg:width="16.823cm" svg:height="14.93cm" svg:x="0.358cm" svg:y="0.049cm" draw:control="control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Tahoma1" svg:font-family="Tahoma"/>
    <style:font-face style:name="DejaVu Sans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aption_20_characters" style:display-name="Caption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  <text:p text:style-name="Standard"/>
        <text:p text:style-name="Standard"><draw:frame draw:style-name="Mfr1" draw:name="Grafik1" text:anchor-type="paragraph" svg:x="6.807cm" svg:y="0.12cm" svg:width="10.483cm" svg:height="2.51cm" draw:z-index="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bookmark-start text:name="DDE_LINK"/><text:span text:style-name="MT2">Bankverbindung: Stefan Muster | Sparkasse Musterhausen | </text:span><text:span text:style-name="MT3">BLZ: 555787 Kontonummer: 123456789</text:span><text:bookmark-end text:name="DDE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4-02-01T13:22:35</dc:date>
    <meta:editing-cycles>72</meta:editing-cycles>
    <meta:editing-duration>PT22H00M51S</meta:editing-duration>
    <dc:creator>Jan Hahnisch</dc:creator>
    <meta:document-statistic meta:table-count="2" meta:image-count="1" meta:object-count="0" meta:page-count="1" meta:paragraph-count="9" meta:word-count="38" meta:character-count="345"/>
    <meta:user-defined meta:name="Info 1"/>
    <meta:user-defined meta:name="Info 2"/>
    <meta:user-defined meta:name="Info 3"/>
    <meta:user-defined meta:name="Info 4"/>
  </office:meta>
</office:document-meta>
</file>